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 fo:background-color="#FFFFFF"/>
      <style:paragraph-properties fo:margin-left="0cm" style:writing-mode="lr"/>
      <style:text-properties fo:color="#000000"/>
    </style:style>
    <style:style style:name="ce4" style:family="table-cell" style:parent-style-name="Link" style:data-style-name="N0">
      <style:table-cell-properties fo:border-top="none" fo:border-bottom="thin solid #1155CC" fo:border-left="none" fo:border-right="thin solid #1155CC" style:vertical-align="automatic" fo:wrap-option="wrap" fo:background-color="#FFFFFF"/>
      <style:paragraph-properties fo:margin-left="0cm" style:writing-mode="lr"/>
      <style:text-properties fo:color="#0563C1" style:text-underline-style="solid" style:text-underline-type="single"/>
    </style:style>
    <style:style style:name="ce5" style:family="table-cell" style:parent-style-name="Link" style:data-style-name="N0">
      <style:table-cell-properties fo:border-top="none" fo:border-bottom="thin solid #1155CC" fo:border-left="none" fo:border-right="none" style:vertical-align="automatic" fo:wrap-option="wrap" fo:background-color="#FFFFFF"/>
      <style:paragraph-properties fo:margin-left="0cm" style:writing-mode="lr"/>
      <style:text-properties fo:color="#0563C1" style:text-underline-style="solid" style:text-underline-type="single"/>
    </style:style>
    <style:style style:name="ce6" style:family="table-cell" style:parent-style-name="Default" style:data-style-name="N0">
      <style:table-cell-properties style:vertical-align="automatic" fo:wrap-option="wrap"/>
    </style:style>
    <style:style style:name="ce7" style:family="table-cell" style:parent-style-name="Link" style:data-style-name="N0">
      <style:table-cell-properties fo:border-top="none" fo:border-bottom="thin solid #000000" fo:border-left="none" fo:border-right="thin solid #000000" style:vertical-align="automatic" fo:wrap-option="wrap" fo:background-color="#FFFFFF"/>
      <style:paragraph-properties fo:margin-left="0cm" style:writing-mode="lr"/>
      <style:text-properties fo:color="#0563C1" style:text-underline-style="solid" style:text-underline-type="single"/>
    </style:style>
    <style:style style:name="ce8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 fo:background-color="#FFFFFF"/>
      <style:paragraph-properties fo:margin-left="0cm" style:writing-mode="lr"/>
      <style:text-properties fo:color="#000000"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4.21216666666667cm" style:use-optimal-column-width="true"/>
    </style:style>
    <style:style style:name="co2" style:family="table-column">
      <style:table-column-properties fo:break-before="auto" style:column-width="7.62cm" style:use-optimal-column-width="true"/>
    </style:style>
    <style:style style:name="co3" style:family="table-column">
      <style:table-column-properties fo:break-before="auto" style:column-width="8.80533333333333cm" style:use-optimal-column-width="true"/>
    </style:style>
    <style:style style:name="co4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8.8pt" style:use-optimal-row-height="true" fo:break-before="auto"/>
    </style:style>
    <style:style style:name="ro3" style:family="table-row">
      <style:table-row-properties style:row-height="4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16379" table:default-cell-style-name="ce1"/>
        <table:table-row table:style-name="ro1">
          <table:table-cell office:value-type="string" table:style-name="ce2">
            <text:p>Organization</text:p>
          </table:table-cell>
          <table:table-cell office:value-type="string" table:style-name="ce2">
            <text:p>IP Ranges</text:p>
          </table:table-cell>
          <table:table-cell office:value-type="string" table:style-name="ce2">
            <text:p>Whois</text:p>
          </table:table-cell>
          <table:table-cell office:value-type="string" table:style-name="ce2">
            <text:p>Notes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3">
            <text:p>Anubis</text:p>
          </table:table-cell>
          <table:table-cell office:value-type="string" table:style-name="ce3">
            <text:p>195.22.26.192/26</text:p>
          </table:table-cell>
          <table:table-cell office:value-type="string" table:style-name="ce4">
            <text:p><text:a xlink:href="https://www.google.com/url?q=http://anubisnetworks.com&amp;sa=D&amp;ust=1494968389574000&amp;usg=AFQjCNG7axfIBf9mdNGRsyIgCYxd-LmIOA">anubisnetworks.com</text:a></text:p>
          </table:table-cell>
          <table:table-cell office:value-type="string" table:style-name="ce5">
            <text:p><text:a xlink:href="https://www.google.com/url?q=https://www.proofpoint.com/us/daily-ruleset-update-summary-2015-08-14&amp;sa=D&amp;ust=1494968389574000&amp;usg=AFQjCNHAatST17jcg2v4U9jBHS2YRQ7zuA">https://www.proofpoint.com/us/daily-ruleset-update-summary-2015-08-14</text:a>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Arbor Networks ASERT</text:p>
          </table:table-cell>
          <table:table-cell office:value-type="string" table:style-name="ce3">
            <text:p>23.253.126.58, 168.181.184.35</text:p>
          </table:table-cell>
          <table:table-cell office:value-type="string" table:style-name="ce4">
            <text:p><text:a xlink:href="https://www.google.com/url?q=http://arbor-sinkhole.net&amp;sa=D&amp;ust=1494968389574000&amp;usg=AFQjCNGX50OCxp7V-d78isagBdot6wDZCA">arbor-sinkhole.net</text:a></text:p>
          </table:table-cell>
          <table:table-cell office:value-type="string" table:style-name="ce5">
            <text:p><text:a xlink:href="https://www.google.com/url?q=http://www.malwareurl.com/ns_listing.php?ns%3Dns1.arbor-sinkhole.net&amp;sa=D&amp;ust=1494968389574000&amp;usg=AFQjCNGk0yMuXdtyF1Ee4IGI6J02r_18WA">http://www.malwareurl.com/ns_listing.php?ns=ns1.arbor-sinkhole.net</text:a>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<text:a xlink:href="https://www.google.com/url?q=http://Blacklab.io&amp;sa=D&amp;ust=1494968389574000&amp;usg=AFQjCNGRGXv0aH9f-IqC6OwnIQNwhqEKPA">Blacklab.io</text:a></text:p>
          </table:table-cell>
          <table:table-cell office:value-type="string" table:style-name="ce3">
            <text:p>67.215.255.139</text:p>
          </table:table-cell>
          <table:table-cell office:value-type="string" table:style-name="ce4">
            <text:p><text:a xlink:href="https://www.google.com/url?q=http://sinkhole.blacklab.io&amp;sa=D&amp;ust=1494968389574000&amp;usg=AFQjCNF8pgVEACmGG4JkepRq11aNJDANOQ">sinkhole.blacklab.io</text:a>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blacklistthisdomain</text:p>
          </table:table-cell>
          <table:table-cell office:value-type="string" table:style-name="ce3">
            <text:p>106.187.96.49,81.166.122.234</text:p>
          </table:table-cell>
          <table:table-cell office:value-type="string" table:style-name="ce4">
            <text:p><text:a xlink:href="https://www.google.com/url?q=http://sinkhole.blacklistthisdomain.com&amp;sa=D&amp;ust=1494968389574000&amp;usg=AFQjCNElTNB6a633K1EdKfnmWPlQAxPf1A">sinkhole.blacklistthisdomain.com</text:a></text:p>
          </table:table-cell>
          <table:table-cell table:style-name="ce8"/>
          <table:table-cell table:number-columns-repeated="16380"/>
        </table:table-row>
        <table:table-row table:style-name="ro1">
          <table:table-cell office:value-type="string" table:style-name="ce3">
            <text:p>Botnet Hunter</text:p>
          </table:table-cell>
          <table:table-cell office:value-type="string" table:style-name="ce3">
            <text:p>52.5.245.208</text:p>
          </table:table-cell>
          <table:table-cell office:value-type="string" table:style-name="ce5">
            <text:p><text:a xlink:href="https://www.google.com/url?q=http://ec2-52-5-245-208.compute-1.amazonaws.com&amp;sa=D&amp;ust=1494968389575000&amp;usg=AFQjCNFI4FIxlPkMopfq2v0okBjmsBx3rQ">ec2-52-5-245-208.compute-1.amazonaws.com</text:a></text:p>
          </table:table-cell>
          <table:table-cell table:style-name="ce5"/>
          <table:table-cell table:number-columns-repeated="16380"/>
        </table:table-row>
        <table:table-row table:style-name="ro1">
          <table:table-cell office:value-type="string" table:style-name="ce3">
            <text:p>CERT Polska</text:p>
          </table:table-cell>
          <table:table-cell office:value-type="string" table:style-name="ce3">
            <text:p>148.81.111.111,148.81.111.91,148.81.111.114</text:p>
          </table:table-cell>
          <table:table-cell office:value-type="string" table:style-name="ce4">
            <text:p><text:a xlink:href="https://www.google.com/url?q=http://sinkhole.cert.pl&amp;sa=D&amp;ust=1494968389575000&amp;usg=AFQjCNE-yHrnsNmOh-NFSYunfg4sAFJpbg">sinkhole.cert.pl</text:a></text:p>
          </table:table-cell>
          <table:table-cell table:style-name="ce8"/>
          <table:table-cell table:number-columns-repeated="16380"/>
        </table:table-row>
        <table:table-row table:style-name="ro1">
          <table:table-cell office:value-type="string" table:style-name="ce3">
            <text:p>Conficker Working Group</text:p>
          </table:table-cell>
          <table:table-cell office:value-type="string" table:style-name="ce3">
            <text:p>136.161.101.53</text:p>
          </table:table-cell>
          <table:table-cell office:value-type="string" table:style-name="ce4">
            <text:p><text:a xlink:href="https://www.google.com/url?q=http://conficker-sinkhole.com&amp;sa=D&amp;ust=1494968389575000&amp;usg=AFQjCNH4-IaWUQMu73RBBkFke4ALGtR3Cg">conficker-sinkhole.com</text:a></text:p>
          </table:table-cell>
          <table:table-cell table:style-name="ce4"/>
          <table:table-cell table:number-columns-repeated="16380"/>
        </table:table-row>
        <table:table-row table:style-name="ro2">
          <table:table-cell office:value-type="string" table:style-name="ce3">
            <text:p>Dr. Web</text:p>
          </table:table-cell>
          <table:table-cell office:value-type="string" table:style-name="ce3">
            <text:p>91.233.244.106</text:p>
          </table:table-cell>
          <table:table-cell office:value-type="string" table:style-name="ce5">
            <text:p><text:a xlink:href="https://www.google.com/url?q=http://doc.emergingthreats.net/bin/view/Main/2016997&amp;sa=D&amp;ust=1494968389575000&amp;usg=AFQjCNHKPchijy8F3tKlptFb3eSMuytoUQ">http://doc.emergingthreats.net/bin/view/Main/2016997</text:a>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Endgame</text:p>
          </table:table-cell>
          <table:table-cell office:value-type="string" table:style-name="ce3">
            <text:p>166.78.144.80</text:p>
          </table:table-cell>
          <table:table-cell office:value-type="string" table:style-name="ce8">
            <text:p>s01.snkhole.mal-ware.susp-nded.domain</text:p>
          </table:table-cell>
          <table:table-cell office:value-type="string" table:style-name="ce5">
            <text:p><text:a xlink:href="https://www.google.com/url?q=http://www.kleissner.org&amp;sa=D&amp;ust=1494968389576000&amp;usg=AFQjCNGS_dE7lBa3bYlJ-3hLXhy5agKB2A">http://www.kleissner.org</text:a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arsight</text:p>
          </table:table-cell>
          <table:table-cell office:value-type="string" table:style-name="ce3">
            <text:p>104.244.12.0/22</text:p>
          </table:table-cell>
          <table:table-cell office:value-type="string" table:style-name="ce4">
            <text:p><text:a xlink:href="https://www.google.com/url?q=http://sinkhole-iad1-2.cwg.fsi.io&amp;sa=D&amp;ust=1494968389576000&amp;usg=AFQjCNE91DOT2oukDwt71WFiIpxGy14vdQ">sinkhole-iad1-2.cwg.fsi.io</text:a>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FBI</text:p>
          </table:table-cell>
          <table:table-cell office:value-type="string" table:style-name="ce3">
            <text:p>142.0.36.234</text:p>
          </table:table-cell>
          <table:table-cell office:value-type="string" table:style-name="ce8">
            <text:p>VolumeDriv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Fitsec</text:p>
          </table:table-cell>
          <table:table-cell office:value-type="string" table:style-name="ce3">
            <text:p>193.166.255.171</text:p>
          </table:table-cell>
          <table:table-cell office:value-type="string" table:style-name="ce8">
            <text:p>Funet CER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Georgia Tech</text:p>
          </table:table-cell>
          <table:table-cell office:value-type="string" table:style-name="ce3">
            <text:p>143.215.130.0/24</text:p>
          </table:table-cell>
          <table:table-cell office:value-type="string" table:style-name="ce8">
            <text:p>Georgia Institute of Technolog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Georgia Tech</text:p>
          </table:table-cell>
          <table:table-cell office:value-type="string" table:style-name="ce3">
            <text:p>198.61.227.6</text:p>
          </table:table-cell>
          <table:table-cell office:value-type="string" table:style-name="ce8">
            <text:p>Rackspace</text:p>
          </table:table-cell>
          <table:table-cell office:value-type="string" table:style-name="ce5">
            <text:p><text:a xlink:href="https://www.google.com/url?q=http://www.kleissner.org&amp;sa=D&amp;ust=1494968389576000&amp;usg=AFQjCNGS_dE7lBa3bYlJ-3hLXhy5agKB2A">www.kleissner.org</text:a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eorgia Tech</text:p>
          </table:table-cell>
          <table:table-cell office:value-type="string" table:style-name="ce3">
            <text:p>50.57.148.87</text:p>
          </table:table-cell>
          <table:table-cell office:value-type="string" table:style-name="ce8">
            <text:p>Slicehost</text:p>
          </table:table-cell>
          <table:table-cell office:value-type="string" table:style-name="ce5">
            <text:p><text:a xlink:href="https://www.google.com/url?q=http://www.kleissner.org&amp;sa=D&amp;ust=1494968389576000&amp;usg=AFQjCNGS_dE7lBa3bYlJ-3hLXhy5agKB2A">www.kleissner.org</text:a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ladtech</text:p>
          </table:table-cell>
          <table:table-cell office:value-type="string" table:style-name="ce3">
            <text:p>74.200.48.169</text:p>
          </table:table-cell>
          <table:table-cell office:value-type="string" table:style-name="ce4">
            <text:p><text:a xlink:href="https://www.google.com/url?q=http://sinkhole.gladtech.net&amp;sa=D&amp;ust=1494968389577000&amp;usg=AFQjCNE1wSLcWLxjw-p9Pjn9u_Ik4nxswQ">sinkhole.gladtech.net</text:a>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Helse CSIRT</text:p>
          </table:table-cell>
          <table:table-cell office:value-type="string" table:style-name="ce3">
            <text:p>91.186.66.36</text:p>
          </table:table-cell>
          <table:table-cell office:value-type="string" table:style-name="ce8">
            <text:p>NORWEGIAN-HEALTH-NETWORK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Hyas</text:p>
          </table:table-cell>
          <table:table-cell office:value-type="string" table:style-name="ce3">
            <text:p>192.169.69.25</text:p>
          </table:table-cell>
          <table:table-cell office:value-type="string" table:style-name="ce4">
            <text:p><text:a xlink:href="https://www.google.com/url?q=http://sinkhole.hyas.com&amp;sa=D&amp;ust=1494968389577000&amp;usg=AFQjCNFper8pdo0lWvdsQ3GJVWZOu0Xy2A">sinkhole.hyas.com</text:a>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Kaspersky</text:p>
          </table:table-cell>
          <table:table-cell office:value-type="string" table:style-name="ce3">
            <text:p>93.159.228.22,95.211.172.143</text:p>
          </table:table-cell>
          <table:table-cell office:value-type="string" table:style-name="ce4">
            <text:p><text:a xlink:href="https://www.google.com/url?q=http://sinkhole.kaspersky.com&amp;sa=D&amp;ust=1494968389577000&amp;usg=AFQjCNEHr1yXl3LV7AAJ0hFAE8krXHebeg">sinkhole.kaspersky.com</text:a>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MalwareDomains</text:p>
          </table:table-cell>
          <table:table-cell office:value-type="string" table:style-name="ce3">
            <text:p>139.146.167.25</text:p>
          </table:table-cell>
          <table:table-cell office:value-type="string" table:style-name="ce8">
            <text:p>Computer Problem Solving (CPS)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">
            <text:p>Microsoft</text:p>
          </table:table-cell>
          <table:table-cell office:value-type="string" table:style-name="ce3">
            <text:p>131.253.18.11-12</text:p>
          </table:table-cell>
          <table:table-cell office:value-type="string" table:style-name="ce8">
            <text:p>Microsoft</text:p>
          </table:table-cell>
          <table:table-cell office:value-type="string" table:style-name="ce5">
            <text:p><text:a xlink:href="https://www.google.com/url?q=http://doc.emergingthreats.net/bin/view/Main/2016101&amp;sa=D&amp;ust=1494968389577000&amp;usg=AFQjCNF1dZqHBTHfDbry_LYpZz6PXDXa1g">http://doc.emergingthreats.net/bin/view/Main/2016101</text:a>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string" table:style-name="ce3">
            <text:p>Microsoft</text:p>
          </table:table-cell>
          <table:table-cell office:value-type="string" table:style-name="ce3">
            <text:p>199.2.137.0/24</text:p>
          </table:table-cell>
          <table:table-cell office:value-type="string" table:style-name="ce8">
            <text:p>Microsoft</text:p>
          </table:table-cell>
          <table:table-cell office:value-type="string" table:style-name="ce5">
            <text:p><text:a xlink:href="https://www.google.com/url?q=https://lists.emergingthreats.net/pipermail/emerging-sigs/2013-June/022148.html&amp;sa=D&amp;ust=1494968389577000&amp;usg=AFQjCNF_p6ikg-DpNx_quCbYfqS9fbF6Vw">https://lists.emergingthreats.net/pipermail/emerging-sigs/2013-June/022148.html</text:a>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Microsoft</text:p>
          </table:table-cell>
          <table:table-cell office:value-type="string" table:style-name="ce3">
            <text:p>204.95.99.59</text:p>
          </table:table-cell>
          <table:table-cell office:value-type="string" table:style-name="ce8">
            <text:p>Microsoft</text:p>
          </table:table-cell>
          <table:table-cell office:value-type="string" table:style-name="ce5">
            <text:p><text:a xlink:href="https://www.google.com/url?q=https://lists.emergingthreats.net/pipermail/emerging-sigs/2013-June/022148.html&amp;sa=D&amp;ust=1494968389578000&amp;usg=AFQjCNEipilUCsgFKqfCrSaESpJFreQ45w">https://lists.emergingthreats.net/pipermail/emerging-sigs/2013-June/022148.html</text:a>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Microsoft</text:p>
          </table:table-cell>
          <table:table-cell office:value-type="string" table:style-name="ce3">
            <text:p>207.46.90.0/24</text:p>
          </table:table-cell>
          <table:table-cell office:value-type="string" table:style-name="ce8">
            <text:p>Microsoft</text:p>
          </table:table-cell>
          <table:table-cell office:value-type="string" table:style-name="ce5">
            <text:p><text:a xlink:href="https://www.google.com/url?q=https://lists.emergingthreats.net/pipermail/emerging-sigs/2013-June/022148.html&amp;sa=D&amp;ust=1494968389578000&amp;usg=AFQjCNEipilUCsgFKqfCrSaESpJFreQ45w">https://lists.emergingthreats.net/pipermail/emerging-sigs/2013-June/022148.html</text:a>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PublicDomainRegistry</text:p>
          </table:table-cell>
          <table:table-cell office:value-type="string" table:style-name="ce3">
            <text:p>109.74.196.143,50.116.56.144,50.116.32.177,178.79.190.156</text:p>
          </table:table-cell>
          <table:table-cell office:value-type="string" table:style-name="ce8">
            <text:p>Linode</text:p>
          </table:table-cell>
          <table:table-cell office:value-type="string" table:style-name="ce5">
            <text:p><text:a xlink:href="https://www.google.com/url?q=http://www.kleissner.org&amp;sa=D&amp;ust=1494968389578000&amp;usg=AFQjCNE_Uj-a7LFtiICGEuLbUldy8Cro_Q">www.kleissner.org</text:a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Shadowserver</text:p>
          </table:table-cell>
          <table:table-cell office:value-type="string" table:style-name="ce8">
            <text:p>87.106.24.200</text:p>
          </table:table-cell>
          <table:table-cell office:value-type="string" table:style-name="ce4">
            <text:p><text:a xlink:href="https://www.google.com/url?q=http://www.malwareurl.com/ns_listing.php?ns%3Dsinkhole-00.shadowserver.org&amp;sa=D&amp;ust=1494968389578000&amp;usg=AFQjCNGdooCwRpu0f5_ehc4SrddOr66Mhg">sinkhole-00.shadowserver.org</text:a></text:p>
          </table:table-cell>
          <table:table-cell table:style-name="ce8"/>
          <table:table-cell table:style-name="ce6"/>
          <table:table-cell table:number-columns-repeated="16379"/>
        </table:table-row>
        <table:table-row table:style-name="ro2">
          <table:table-cell office:value-type="string" table:style-name="ce3">
            <text:p>Shadowserver</text:p>
          </table:table-cell>
          <table:table-cell office:value-type="string" table:style-name="ce8">
            <text:p>87.106.26.9</text:p>
          </table:table-cell>
          <table:table-cell office:value-type="string" table:style-name="ce4">
            <text:p><text:a xlink:href="https://www.google.com/url?q=http://www.malwareurl.com/ns_listing.php?ns%3Dsinkhole-01.shadowserver.org&amp;sa=D&amp;ust=1494968389578000&amp;usg=AFQjCNEHBqDuzwb_B5L_4uqSqOm0_gjb_g">sinkhole-01.shadowserver.org</text:a></text:p>
          </table:table-cell>
          <table:table-cell office:value-type="string" table:style-name="ce5">
            <text:p><text:a xlink:href="https://www.google.com/url?q=http://marc.info/?l%3Demerging-sigs%26m%3D135764068231008%26w%3D2&amp;sa=D&amp;ust=1494968389579000&amp;usg=AFQjCNEYnVsvyzCT48lclpFQ5ohqJUhB2Q">http://marc.info/?l=emerging-sigs&amp;m=135764068231008&amp;w=2</text:a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Shadowserver</text:p>
          </table:table-cell>
          <table:table-cell office:value-type="string" table:style-name="ce8">
            <text:p>74.208.64.145</text:p>
          </table:table-cell>
          <table:table-cell office:value-type="string" table:style-name="ce4">
            <text:p><text:a xlink:href="https://www.google.com/url?q=http://www.malwareurl.com/ns_listing.php?ns%3Dsinkhole-02.shadowserver.org&amp;sa=D&amp;ust=1494968389579000&amp;usg=AFQjCNGh8L0ee6xTOmYstyECpCRPZgZAMg">sinkhole-02.shadowserver.org</text:a></text:p>
          </table:table-cell>
          <table:table-cell table:style-name="ce8"/>
          <table:table-cell table:number-columns-repeated="16380" table:style-name="ce1"/>
        </table:table-row>
        <table:table-row table:style-name="ro1">
          <table:table-cell office:value-type="string" table:style-name="ce3">
            <text:p>Shadowserver</text:p>
          </table:table-cell>
          <table:table-cell office:value-type="string" table:style-name="ce8">
            <text:p>74.208.64.191</text:p>
          </table:table-cell>
          <table:table-cell office:value-type="string" table:style-name="ce4">
            <text:p><text:a xlink:href="https://www.google.com/url?q=http://www.malwareurl.com/ns_listing.php?ns%3Dsinkhole-03.shadowserver.org&amp;sa=D&amp;ust=1494968389579000&amp;usg=AFQjCNEIqluZC7CtfXQ3dLseLARZZYwmSw">sinkhole-03.shadowserver.org</text:a></text:p>
          </table:table-cell>
          <table:table-cell table:style-name="ce8"/>
          <table:table-cell table:number-columns-repeated="16380" table:style-name="ce1"/>
        </table:table-row>
        <table:table-row table:style-name="ro1">
          <table:table-cell office:value-type="string" table:style-name="ce3">
            <text:p>Shadowserver</text:p>
          </table:table-cell>
          <table:table-cell office:value-type="string" table:style-name="ce8">
            <text:p>74.208.164.166</text:p>
          </table:table-cell>
          <table:table-cell office:value-type="string" table:style-name="ce4">
            <text:p><text:a xlink:href="https://www.google.com/url?q=http://www.malwareurl.com/ns_listing.php?ns%3Dsinkhole-04.shadowserver.org&amp;sa=D&amp;ust=1494968389579000&amp;usg=AFQjCNHxfiEkSi4vz8MN4UxlZXsTqbIcTA">sinkhole-04.shadowserver.org</text:a></text:p>
          </table:table-cell>
          <table:table-cell table:style-name="ce8"/>
          <table:table-cell table:number-columns-repeated="16380" table:style-name="ce1"/>
        </table:table-row>
        <table:table-row table:style-name="ro1">
          <table:table-cell office:value-type="string" table:style-name="ce3">
            <text:p>Shadowserver</text:p>
          </table:table-cell>
          <table:table-cell office:value-type="string" table:style-name="ce8">
            <text:p>212.227.55.84</text:p>
          </table:table-cell>
          <table:table-cell office:value-type="string" table:style-name="ce4">
            <text:p><text:a xlink:href="https://www.google.com/url?q=http://sinkhole.shadowserver.org&amp;sa=D&amp;ust=1494968389579000&amp;usg=AFQjCNGCDx8inotHZGE8HtySvZS2WOqtPQ">sinkhole.shadowserver.org</text:a></text:p>
          </table:table-cell>
          <table:table-cell table:style-name="ce8"/>
          <table:table-cell table:number-columns-repeated="16380" table:style-name="ce1"/>
        </table:table-row>
        <table:table-row table:style-name="ro1">
          <table:table-cell office:value-type="string" table:style-name="ce3">
            <text:p>Shadowserver</text:p>
          </table:table-cell>
          <table:table-cell office:value-type="string" table:style-name="ce8">
            <text:p>74.208.15.160</text:p>
          </table:table-cell>
          <table:table-cell office:value-type="string" table:style-name="ce4">
            <text:p><text:a xlink:href="https://www.google.com/url?q=https://www.robtex.com/dns-lookup/74-208-15-160.sinkhole.shadowserver.org&amp;sa=D&amp;ust=1494968389579000&amp;usg=AFQjCNEL-xKDNS7X0eaASu5gwKvqiJ1VhQ">sinkhole.shadowserver.org</text:a></text:p>
          </table:table-cell>
          <table:table-cell table:style-name="ce8"/>
          <table:table-cell table:number-columns-repeated="16380" table:style-name="ce1"/>
        </table:table-row>
        <table:table-row table:style-name="ro1">
          <table:table-cell office:value-type="string" table:style-name="ce3">
            <text:p>Shadowserver</text:p>
          </table:table-cell>
          <table:table-cell office:value-type="string" table:style-name="ce8">
            <text:p>74.208.15.97</text:p>
          </table:table-cell>
          <table:table-cell office:value-type="string" table:style-name="ce4">
            <text:p><text:a xlink:href="https://www.google.com/url?q=https://www.robtex.com/dns-lookup/74-208-15-160.sinkhole.shadowserver.org&amp;sa=D&amp;ust=1494968389580000&amp;usg=AFQjCNHBIvlTeq0fvIvhwcJkx25Y1r_q0w">sinkhole.shadowserver.org</text:a>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 office:value-type="string" table:style-name="ce3">
            <text:p>Shadowserver</text:p>
          </table:table-cell>
          <table:table-cell office:value-type="string" table:style-name="ce8">
            <text:p>87.106.250.34</text:p>
          </table:table-cell>
          <table:table-cell office:value-type="string" table:style-name="ce4">
            <text:p><text:a xlink:href="https://www.google.com/url?q=https://www.robtex.com/dns-lookup/87-106-250-34.sinkhole.shadowserver.org&amp;sa=D&amp;ust=1494968389580000&amp;usg=AFQjCNGTx8onRfHYvT8JcesY0iHKG2VzMA">sinkhole.shadowserver.org</text:a></text:p>
          </table:table-cell>
          <table:table-cell office:value-type="string" table:style-name="ce5">
            <text:p><text:a xlink:href="https://www.google.com/url?q=http://marc.info/?l%3Demerging-sigs%26m%3D135764068231008%26w%3D2&amp;sa=D&amp;ust=1494968389580000&amp;usg=AFQjCNEMU79eOFgJ-42XacfC4HzcdwKRww">http://marc.info/?l=emerging-sigs&amp;m=135764068231008&amp;w=2</text:a>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Shadowserver</text:p>
          </table:table-cell>
          <table:table-cell office:value-type="string" table:style-name="ce8">
            <text:p>87.106.86.28</text:p>
          </table:table-cell>
          <table:table-cell office:value-type="string" table:style-name="ce4">
            <text:p><text:a xlink:href="https://www.google.com/url?q=https://www.robtex.com/dns-lookup/87-106-86-28.sinkhole.shadowserver.org&amp;sa=D&amp;ust=1494968389580000&amp;usg=AFQjCNGsO5JdYvk3pDGvL96zoU6Ud5NwSQ">sinkhole.shadowserver.org</text:a></text:p>
          </table:table-cell>
          <table:table-cell office:value-type="string" table:style-name="ce5">
            <text:p><text:a xlink:href="https://www.google.com/url?q=http://marc.info/?l%3Demerging-sigs%26m%3D135764068231008%26w%3D2&amp;sa=D&amp;ust=1494968389580000&amp;usg=AFQjCNEMU79eOFgJ-42XacfC4HzcdwKRww">http://marc.info/?l=emerging-sigs&amp;m=135764068231008&amp;w=2</text:a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SIDN Labs</text:p>
          </table:table-cell>
          <table:table-cell office:value-type="string" table:style-name="ce3">
            <text:p>176.58.104.168</text:p>
          </table:table-cell>
          <table:table-cell office:value-type="string" table:style-name="ce4">
            <text:p><text:a xlink:href="https://www.google.com/url?q=http://sinkhole.sidnlabs.nl&amp;sa=D&amp;ust=1494968389580000&amp;usg=AFQjCNGrnvNfhyd4Gk8xvV8D5A_Xfb3mTA">sinkhole.sidnlabs.nl</text:a></text:p>
          </table:table-cell>
          <table:table-cell table:style-name="ce8"/>
          <table:table-cell table:number-columns-repeated="16380" table:style-name="ce1"/>
        </table:table-row>
        <table:table-row table:style-name="ro1">
          <table:table-cell office:value-type="string" table:style-name="ce7">
            <text:p><text:a xlink:href="https://www.google.com/url?q=http://sinkhole.DK&amp;sa=D&amp;ust=1494968389580000&amp;usg=AFQjCNHc0MgIvxDbO1dP3DbCXpx442aupA">sinkhole.DK</text:a></text:p>
          </table:table-cell>
          <table:table-cell office:value-type="string" table:style-name="ce3">
            <text:p>212.227.20.19</text:p>
          </table:table-cell>
          <table:table-cell office:value-type="string" table:style-name="ce4">
            <text:p><text:a xlink:href="https://www.google.com/url?q=http://sinkhole.dk&amp;sa=D&amp;ust=1494968389581000&amp;usg=AFQjCNHyLPIqwrOcjHIMTJyi6ogps2gQcg">sinkhole.dk</text:a>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7">
            <text:p><text:a xlink:href="https://www.google.com/url?q=http://sinkhole.in&amp;sa=D&amp;ust=1494968389581000&amp;usg=AFQjCNG1ZARtJyqi2aezB2Tq4_XieinSfQ">sinkhole.in</text:a></text:p>
          </table:table-cell>
          <table:table-cell office:value-type="string" table:style-name="ce3">
            <text:p>86.124.164.25</text:p>
          </table:table-cell>
          <table:table-cell office:value-type="string" table:style-name="ce4">
            <text:p><text:a xlink:href="https://www.google.com/url?q=http://sinkhole.in&amp;sa=D&amp;ust=1494968389581000&amp;usg=AFQjCNG1ZARtJyqi2aezB2Tq4_XieinSfQ">sinkhole.in</text:a>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sinkhole.tech</text:p>
          </table:table-cell>
          <table:table-cell office:value-type="string" table:style-name="ce3">
            <text:p>79.137.66.14</text:p>
          </table:table-cell>
          <table:table-cell office:value-type="string" table:style-name="ce4">
            <text:p><text:a xlink:href="https://www.google.com/url?q=https://www.robtex.com/dns-lookup/http3.sinkhole.tech&amp;sa=D&amp;ust=1494968389581000&amp;usg=AFQjCNHQ_k4WS19_OR12V1F4vn-r3gZoFw">http3.sinkhole.tech</text:a>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sinkhole.tech</text:p>
          </table:table-cell>
          <table:table-cell office:value-type="string" table:style-name="ce3">
            <text:p>95.211.174.92</text:p>
          </table:table-cell>
          <table:table-cell office:value-type="string" table:style-name="ce8">
            <text:p>sinkhole.tech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8">
            <text:p>sinkhole.tech</text:p>
          </table:table-cell>
          <table:table-cell office:value-type="string" table:style-name="ce8">
            <text:p>144.217.254.3</text:p>
          </table:table-cell>
          <table:table-cell office:value-type="string" table:style-name="ce4">
            <text:p><text:a xlink:href="https://www.google.com/url?q=https://www.robtex.com/dns-lookup/http4.sinkhole.tech&amp;sa=D&amp;ust=1494968389581000&amp;usg=AFQjCNG3WnTBt0ClpaATuEqt2-zgvZWdOw">http4.sinkhole.tech</text:a>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8">
            <text:p>sinkhole.tech</text:p>
          </table:table-cell>
          <table:table-cell office:value-type="string" table:style-name="ce8">
            <text:p>217.182.172.139</text:p>
          </table:table-cell>
          <table:table-cell office:value-type="string" table:style-name="ce8">
            <text:p>http1.sinkhole.tech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8">
            <text:p>sinkhole.tech</text:p>
          </table:table-cell>
          <table:table-cell office:value-type="string" table:style-name="ce8">
            <text:p>144.217.74.156</text:p>
          </table:table-cell>
          <table:table-cell office:value-type="string" table:style-name="ce8">
            <text:p>http2.sinkhole.tech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8">
            <text:p>SISRA / Abuse.ch</text:p>
          </table:table-cell>
          <table:table-cell office:value-type="string" table:style-name="ce8">
            <text:p>104.155.11.149</text:p>
          </table:table-cell>
          <table:table-cell office:value-type="string" table:style-name="ce4">
            <text:p><text:a xlink:href="https://www.google.com/url?q=http://this-domain-is-sinkholed-by.abuse.ch&amp;sa=D&amp;ust=1494968389582000&amp;usg=AFQjCNHrE97ZEWPQedgQoeo4vktowZJZXA">this-domain-is-sinkholed-by.abuse.ch</text:a></text:p>
          </table:table-cell>
          <table:table-cell table:style-name="ce8"/>
          <table:table-cell table:style-name="ce6"/>
          <table:table-cell table:number-columns-repeated="16379"/>
        </table:table-row>
        <table:table-row table:style-name="ro3">
          <table:table-cell office:value-type="string" table:style-name="ce3">
            <text:p>Spamhaus</text:p>
          </table:table-cell>
          <table:table-cell office:value-type="string" table:style-name="ce3">
            <text:p>208.43.245.213,173.192.192.10,199.231.211.108,198.98.120.157,192.42.116.41,87.255.51.229</text:p>
          </table:table-cell>
          <table:table-cell office:value-type="string" table:style-name="ce4">
            <text:p><text:a xlink:href="https://www.google.com/url?q=http://sl-reverse.com&amp;sa=D&amp;ust=1494968389582000&amp;usg=AFQjCNEF9KkGqTnjykfTp38Co5xffiW-wA">sl-reverse.com</text:a></text:p>
          </table:table-cell>
          <table:table-cell table:style-name="ce8"/>
          <table:table-cell table:number-columns-repeated="16380" table:style-name="ce1"/>
        </table:table-row>
        <table:table-row table:style-name="ro1">
          <table:table-cell office:value-type="string" table:style-name="ce3">
            <text:p>Team Cymru</text:p>
          </table:table-cell>
          <table:table-cell office:value-type="string" table:style-name="ce3">
            <text:p>38.102.150.29,38.229.70.125</text:p>
          </table:table-cell>
          <table:table-cell office:value-type="string" table:style-name="ce4">
            <text:p><text:a xlink:href="https://www.google.com/url?q=http://conficker-sinkhole.net&amp;sa=D&amp;ust=1494968389582000&amp;usg=AFQjCNHmWGX0NeD_sekiq2AxxPPX1-klYg">conficker-sinkhole.net</text:a>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 office:value-type="string" table:style-name="ce3">
            <text:p>Torpig-Sinkhole</text:p>
          </table:table-cell>
          <table:table-cell office:value-type="string" table:style-name="ce3">
            <text:p>212.227.55.84, 87.106.240.162,87.106.140.254,87.106.141.15</text:p>
          </table:table-cell>
          <table:table-cell office:value-type="string" table:style-name="ce4">
            <text:p><text:a xlink:href="https://www.google.com/url?q=http://torpig-sinkhole.org&amp;sa=D&amp;ust=1494968389582000&amp;usg=AFQjCNFiMfJps_NtJVy3tMXXuWu_jIBY4A">torpig-sinkhole.org</text:a>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 office:value-type="string" table:style-name="ce3">
            <text:p>Wapack Labs</text:p>
          </table:table-cell>
          <table:table-cell office:value-type="string" table:style-name="ce3">
            <text:p>23.253.46.64</text:p>
          </table:table-cell>
          <table:table-cell table:style-name="ce8"/>
          <table:table-cell office:value-type="string" table:style-name="ce5">
            <text:p><text:a xlink:href="https://www.google.com/url?q=https://wapacklabs.blogspot.com/2016/07/wapack-labs-sinkhole-results-18.html&amp;sa=D&amp;ust=1494968389582000&amp;usg=AFQjCNGBI02OKMdQHd1XnaB8-OUzPCKp-w">https://wapacklabs.blogspot.com/2016/07/wapack-labs-sinkhole-results-18.html</text:a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7">
            <text:p><text:a xlink:href="https://www.google.com/url?q=http://Zinkhole.org&amp;sa=D&amp;ust=1494968389583000&amp;usg=AFQjCNHhCLI6N_SsuEBhp5DknfAaKlPIrw">Zinkhole.org</text:a></text:p>
          </table:table-cell>
          <table:table-cell office:value-type="string" table:style-name="ce3">
            <text:p>176.31.62.76,178.32.140.251,94.23.175.2</text:p>
          </table:table-cell>
          <table:table-cell office:value-type="string" table:style-name="ce4">
            <text:p><text:a xlink:href="https://www.google.com/url?q=http://suspended-domain.org&amp;sa=D&amp;ust=1494968389583000&amp;usg=AFQjCNHjar6_tbkRpXcuJYNSy8v_HVE3uw">suspended-domain.org</text:a></text:p>
          </table:table-cell>
          <table:table-cell table:style-name="ce6"/>
          <table:table-cell table:number-columns-repeated="16380" table:style-name="ce1"/>
        </table:table-row>
        <table:table-row table:style-name="ro1">
          <table:table-cell table:number-columns-repeated="5" table:style-name="ce6"/>
          <table:table-cell table:number-columns-repeated="16379"/>
        </table:table-row>
        <table:table-row table:number-rows-repeated="104852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927</meta:generator>
    <meta:initial-creator>Harris Brakmic</meta:initial-creator>
    <dc:creator>Harris Brakmic</dc:creator>
    <meta:creation-date>2017-05-16T20:05:00Z</meta:creation-date>
    <dc:date>2017-05-16T20:17:35Z</dc:date>
    <meta:editing-duration>PT0S</meta:editing-duration>
  </office:meta>
</office:document-meta>
</file>